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DC000001D923E5DF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639in" fo:margin-left="-0.0819in" table:align="left" style:writing-mode="lr-tb"/>
    </style:style>
    <style:style style:name="Table1.A" style:family="table-column">
      <style:table-column-properties style:column-width="0.45in"/>
    </style:style>
    <style:style style:name="Table1.B" style:family="table-column">
      <style:table-column-properties style:column-width="4.875in"/>
    </style:style>
    <style:style style:name="Table1.C" style:family="table-column">
      <style:table-column-properties style:column-width="1.3389in"/>
    </style:style>
    <style:style style:name="Table1.1" style:family="table-row">
      <style:table-row-properties style:min-row-height="0.3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14" style:family="table-row">
      <style:table-row-properties style:min-row-height="0.3694in" style:keep-together="true" fo:keep-together="auto"/>
    </style:style>
    <style:style style:name="Table1.16" style:family="table-row">
      <style:table-row-properties style:min-row-height="0.4611in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top="0in" fo:margin-bottom="0.139in"/>
      <style:text-properties fo:color="#7f7f7f" style:font-name="Cambria" fo:font-size="10pt" style:font-size-asian="10pt" style:font-name-complex="Cambria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color="#00b050" fo:font-weight="bold" style:font-weight-asian="bold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fo:color="#00b050"/>
    </style:style>
    <style:style style:name="P7" style:family="paragraph" style:parent-style-name="Standard">
      <style:paragraph-properties fo:margin-top="0in" fo:margin-bottom="0.139in" fo:line-height="115%" fo:orphans="2" fo:widows="2" style:writing-mode="lr-tb"/>
    </style:style>
    <style:style style:name="P8" style:family="paragraph" style:parent-style-name="Standard">
      <style:paragraph-properties fo:margin-top="0in" fo:margin-bottom="0.139in" fo:line-height="115%" fo:orphans="2" fo:widows="2" style:writing-mode="lr-tb"/>
      <style:text-properties fo:font-weight="bold" style:font-weight-asian="bold"/>
    </style:style>
    <style:style style:name="P9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0071in solid #000000"/>
      <style:text-properties fo:font-size="16pt" fo:font-weight="bold" style:font-size-asian="16pt" style:font-weight-asian="bold" style:font-size-complex="16pt"/>
    </style:style>
    <style:style style:name="T1" style:family="text">
      <style:text-properties fo:color="#00b050"/>
    </style:style>
    <style:style style:name="T2" style:family="text">
      <style:text-properties fo:color="#00b050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b application QA Checklist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Description</text:p>
          </table:table-cell>
          <table:table-cell table:style-name="Table1.C1" office:value-type="string">
            <text:p text:style-name="P4">Status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3">Login/Registration/Forgot password – [checked with valid/invalid <text:s/>credentials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3"><text:span text:style-name="T6">Display of content in all pages such as text message, and its sense, Font size uniformity, alignment, font family, standard </text:span><text:span text:style-name="T7">buttons <text:s/>size</text:span><text:span text:style-name="T6"> etc.</text:span>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3">Checked for all mandatory fields with proper validation message. [with proper color indicating Error message/ validation message / Successfull message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3">Checked for the input values are properly insterted in db [Cross checked the Max length for the input field allowed <text:s/>and in DB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3">Checked <text:s/>for proper validation for Phone number , Email address <text:s/>and <text:s/>numerical field and checked for <text:s/>Tab order.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3">Checked for <text:span text:style-name="T5">input fields for special characters</text:span>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3">Checked for allowed Date and <text:s/>Time formats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3">Checked Grid with Search, Sorting, Pagination functionality and details like Total number of records with appropriate Page title.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3">Checked <text:s/>for edit , view and delete functionality 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3">Checked <text:s/>for <text:s/>formatted numeric/ amount values with <text:s/>respect to the country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3">Checked for upload functionality [With allowed size and file type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3">Check for broken links and images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4"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3">Cross Browser Testing [Chrome, Firefox &amp; Edge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3">Web Responsive Test <text:s/>[Design and Funct with iPhone, iPad, Android etc, if required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6"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3">Check textbox's label, font, size &amp; Dropdown preloaded value, ascending order, selection through keyboard.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3">Checked for loader symbol , when it’s taking more than default time to load the any page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3">Checked for appropriate Mail <text:s/>and content (Registration, Forgot password and Functionality with respect project req)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3">Checked for spelling or grammatical errors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9</text:p>
          </table:table-cell>
          <table:table-cell table:style-name="Table1.A1" office:value-type="string">
            <text:p text:style-name="P3">Functionality Test (As per requirement)</text:p>
          </table:table-cell>
          <table:table-cell table:style-name="Table1.C1" office:value-type="string">
            <text:p text:style-name="P6">Pass</text:p>
          </table:table-cell>
        </table:table-row>
      </table:table>
      <text:p text:style-name="Standard"/>
      <text:p text:style-name="Standard"><text:span text:style-name="T4"/></text:p>
      <text:p text:style-name="Standard"><text:soft-page-break/><text:span text:style-name="T4"/></text:p>
      <text:p text:style-name="Standard"><text:span text:style-name="T4">Overall Test Summary:</text:span> 90% Covered <text:s text:c="77"/><text:span text:style-name="T4">Validated By:</text:span> QA Team</text:p>
      <text:p text:style-name="P8">Project Developer: <text:s text:c="109"/>Dat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 style:font-name-complex="Latha" style:language-complex="ta" style:country-complex="IN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 style:font-name-complex="Latha" style:language-complex="ta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in" fo:margin-bottom="0.139in" fo:line-height="115%" fo:orphans="2" fo:widows="2" style:writing-mode="lr-tb"/>
    </style:style>
    <style:style style:name="MP3" style:family="paragraph" style:parent-style-name="Footer">
      <style:paragraph-properties fo:margin-top="0in" fo:margin-bottom="0.139in"/>
      <style:text-properties fo:color="#7f7f7f" style:font-name="Cambria" fo:font-size="10pt" style:font-size-asian="10pt" style:font-name-complex="Cambria"/>
    </style:style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1.4689in" svg:height="0.4681in" draw:z-index="1"><draw:image xlink:href="Pictures/10000201000005DC000001D923E5DFDD.png" xlink:type="simple" xlink:show="embed" xlink:actuate="onLoad"/></draw:frame></text:p>
        <text:p text:style-name="MP2"/>
      </style:header>
      <style:footer>
        <text:p text:style-name="MP3">Wordpress Checklist - VSS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Doolley</meta:initial-creator>
    <meta:creation-date>2016-10-25T17:12:00</meta:creation-date>
    <dc:date>2018-08-28T14:32:49.43</dc:date>
    <meta:editing-cycles>40</meta:editing-cycles>
    <meta:editing-duration>PT11H47M</meta:editing-duration>
    <meta:document-statistic meta:table-count="1" meta:image-count="1" meta:object-count="0" meta:page-count="2" meta:paragraph-count="65" meta:word-count="296" meta:character-count="2016"/>
    <meta:generator>OpenOffice/4.1.3$Win32 OpenOffice.org_project/413m1$Build-9783</meta:generator>
  </office:meta>
</office:document-meta>
</file>